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Default:</text:p>
          </table:table-cell>
          <table:table-cell table:number-columns-repeated="2"/>
          <table:table-cell office:value-type="string" calcext:value-type="string">
            <text:p>Folder name</text:p>
          </table:table-cell>
          <table:table-cell office:value-type="string" calcext:value-type="string">
            <text:p>Test 1</text:p>
          </table:table-cell>
          <table:table-cell table:number-columns-repeated="2"/>
          <table:table-cell office:value-type="string" calcext:value-type="string">
            <text:p>Folder name</text:p>
          </table:table-cell>
          <table:table-cell office:value-type="string" calcext:value-type="string">
            <text:p>Test 2</text:p>
          </table:table-cell>
          <table:table-cell table:number-columns-repeated="2"/>
          <table:table-cell office:value-type="string" calcext:value-type="string">
            <text:p>Folder name</text:p>
          </table:table-cell>
          <table:table-cell office:value-type="string" calcext:value-type="string">
            <text:p>Test 3</text:p>
          </table:table-cell>
          <table:table-cell table:number-columns-repeated="2"/>
          <table:table-cell office:value-type="string" calcext:value-type="string">
            <text:p>Folder name</text:p>
          </table:table-cell>
          <table:table-cell office:value-type="string" calcext:value-type="string">
            <text:p>Test 4</text:p>
          </table:table-cell>
          <table:table-cell table:number-columns-repeated="2"/>
          <table:table-cell office:value-type="string" calcext:value-type="string">
            <text:p>Folder name</text:p>
          </table:table-cell>
          <table:table-cell office:value-type="string" calcext:value-type="string">
            <text:p>Test 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ise</text:p>
          </table:table-cell>
          <table:table-cell office:value-type="string" calcext:value-type="string">
            <text:p>Yaw 1</text:p>
          </table:table-cell>
          <table:table-cell office:value-type="string" calcext:value-type="string">
            <text:p>-15 to 15</text:p>
          </table:table-cell>
          <table:table-cell/>
          <table:table-cell office:value-type="string" calcext:value-type="string">
            <text:p>noise</text:p>
          </table:table-cell>
          <table:table-cell office:value-type="string" calcext:value-type="string">
            <text:p>Yaw 1</text:p>
          </table:table-cell>
          <table:table-cell office:value-type="string" calcext:value-type="string">
            <text:p>-45 to 45</text:p>
          </table:table-cell>
          <table:table-cell/>
          <table:table-cell office:value-type="string" calcext:value-type="string">
            <text:p>noise</text:p>
          </table:table-cell>
          <table:table-cell office:value-type="string" calcext:value-type="string">
            <text:p>Yaw 1</text:p>
          </table:table-cell>
          <table:table-cell office:value-type="string" calcext:value-type="string">
            <text:p>-5 to 5</text:p>
          </table:table-cell>
          <table:table-cell/>
          <table:table-cell office:value-type="string" calcext:value-type="string">
            <text:p>noise</text:p>
          </table:table-cell>
          <table:table-cell office:value-type="string" calcext:value-type="string">
            <text:p>Yaw 1</text:p>
          </table:table-cell>
          <table:table-cell office:value-type="string" calcext:value-type="string">
            <text:p>-0.5 to 0.5</text:p>
          </table:table-cell>
          <table:table-cell/>
          <table:table-cell office:value-type="string" calcext:value-type="string">
            <text:p>noise</text:p>
          </table:table-cell>
          <table:table-cell office:value-type="string" calcext:value-type="string">
            <text:p>Yaw 1</text:p>
          </table:table-cell>
          <table:table-cell office:value-type="string" calcext:value-type="string">
            <text:p>-2 to 2</text:p>
          </table:table-cell>
        </table:table-row>
        <table:table-row table:style-name="ro1">
          <table:table-cell/>
          <table:table-cell office:value-type="string" calcext:value-type="string">
            <text:p>mass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string" calcext:value-type="string">
            <text:p>mass</text:p>
          </table:table-cell>
          <table:table-cell office:value-type="float" office:value="0.19" calcext:value-type="float">
            <text:p>0,19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0.19" calcext:value-type="float">
            <text:p>0,19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0.19" calcext:value-type="float">
            <text:p>0,19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0.19" calcext:value-type="float">
            <text:p>0,19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eral Friction</text:p>
          </table:table-cell>
          <table:table-cell office:value-type="float" office:value="4.32" calcext:value-type="float">
            <text:p>4,32</text:p>
          </table:table-cell>
          <table:table-cell/>
          <table:table-cell office:value-type="string" calcext:value-type="string">
            <text:p>lateral Friction</text:p>
          </table:table-cell>
          <table:table-cell office:value-type="float" office:value="4.32" calcext:value-type="float">
            <text:p>4,32</text:p>
          </table:table-cell>
          <table:table-cell table:number-columns-repeated="2"/>
          <table:table-cell office:value-type="string" calcext:value-type="string">
            <text:p>lateral Friction</text:p>
          </table:table-cell>
          <table:table-cell office:value-type="float" office:value="4.32" calcext:value-type="float">
            <text:p>4,32</text:p>
          </table:table-cell>
          <table:table-cell table:number-columns-repeated="2"/>
          <table:table-cell office:value-type="string" calcext:value-type="string">
            <text:p>lateral Friction</text:p>
          </table:table-cell>
          <table:table-cell office:value-type="float" office:value="4.32" calcext:value-type="float">
            <text:p>4,32</text:p>
          </table:table-cell>
          <table:table-cell table:number-columns-repeated="2"/>
          <table:table-cell office:value-type="string" calcext:value-type="string">
            <text:p>lateral Friction</text:p>
          </table:table-cell>
          <table:table-cell office:value-type="float" office:value="4.32" calcext:value-type="float">
            <text:p>4,32</text:p>
          </table:table-cell>
          <table:table-cell table:number-columns-repeated="2"/>
          <table:table-cell office:value-type="string" calcext:value-type="string">
            <text:p>lateral Friction</text:p>
          </table:table-cell>
          <table:table-cell office:value-type="float" office:value="4.32" calcext:value-type="float">
            <text:p>4,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lling Frict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lling Frict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lling Frict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lling Frict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lling Frict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lling Fricti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ylego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ylego</text:p>
          </table:table-cell>
          <table:table-cell table:number-columns-repeated="2"/>
          <table:table-cell office:value-type="string" calcext:value-type="string">
            <text:p>object</text:p>
          </table:table-cell>
          <table:table-cell office:value-type="string" calcext:value-type="string">
            <text:p>ylego</text:p>
          </table:table-cell>
          <table:table-cell table:number-columns-repeated="2"/>
          <table:table-cell office:value-type="string" calcext:value-type="string">
            <text:p>object</text:p>
          </table:table-cell>
          <table:table-cell office:value-type="string" calcext:value-type="string">
            <text:p>ylego</text:p>
          </table:table-cell>
          <table:table-cell table:number-columns-repeated="2"/>
          <table:table-cell office:value-type="string" calcext:value-type="string">
            <text:p>object</text:p>
          </table:table-cell>
          <table:table-cell office:value-type="string" calcext:value-type="string">
            <text:p>ylego</text:p>
          </table:table-cell>
          <table:table-cell table:number-columns-repeated="2"/>
          <table:table-cell office:value-type="string" calcext:value-type="string">
            <text:p>object</text:p>
          </table:table-cell>
          <table:table-cell office:value-type="string" calcext:value-type="string">
            <text:p>ylego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Number of run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umber of run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Number of run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Number of run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Number of run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Number of run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Mean Cost</text:p>
          </table:table-cell>
          <table:table-cell office:value-type="string" calcext:value-type="string">
            <text:p>0.7230521316773267</text:p>
          </table:table-cell>
          <table:table-cell/>
          <table:table-cell office:value-type="string" calcext:value-type="string">
            <text:p>Mean Cost</text:p>
          </table:table-cell>
          <table:table-cell office:value-type="string" calcext:value-type="string">
            <text:p>3.722235030826421</text:p>
          </table:table-cell>
          <table:table-cell table:number-columns-repeated="2"/>
          <table:table-cell office:value-type="string" calcext:value-type="string">
            <text:p>Mean Cost</text:p>
          </table:table-cell>
          <table:table-cell office:value-type="string" calcext:value-type="string">
            <text:p>7.89125359155139</text:p>
          </table:table-cell>
          <table:table-cell table:number-columns-repeated="2"/>
          <table:table-cell office:value-type="string" calcext:value-type="string">
            <text:p>Mean Cost</text:p>
          </table:table-cell>
          <table:table-cell office:value-type="string" calcext:value-type="string">
            <text:p>2.0630958263396364</text:p>
          </table:table-cell>
          <table:table-cell table:number-columns-repeated="2"/>
          <table:table-cell office:value-type="string" calcext:value-type="string">
            <text:p>Mean Cost</text:p>
          </table:table-cell>
          <table:table-cell office:value-type="string" calcext:value-type="string">
            <text:p>7.461564147237811</text:p>
          </table:table-cell>
          <table:table-cell table:number-columns-repeated="2"/>
          <table:table-cell office:value-type="string" calcext:value-type="string">
            <text:p>Mean Cost</text:p>
          </table:table-cell>
          <table:table-cell office:value-type="string" calcext:value-type="string">
            <text:p>2.3677926023641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ndard deviation</text:p>
          </table:table-cell>
          <table:table-cell office:value-type="string" calcext:value-type="string">
            <text:p>1.4914715027895458</text:p>
          </table:table-cell>
          <table:table-cell/>
          <table:table-cell office:value-type="string" calcext:value-type="string">
            <text:p>Standard deviation</text:p>
          </table:table-cell>
          <table:table-cell office:value-type="string" calcext:value-type="string">
            <text:p>5.389739524892823</text:p>
          </table:table-cell>
          <table:table-cell table:number-columns-repeated="2"/>
          <table:table-cell office:value-type="string" calcext:value-type="string">
            <text:p>Standard deviation</text:p>
          </table:table-cell>
          <table:table-cell office:value-type="string" calcext:value-type="string">
            <text:p>18.344815894533472</text:p>
          </table:table-cell>
          <table:table-cell table:number-columns-repeated="2"/>
          <table:table-cell office:value-type="string" calcext:value-type="string">
            <text:p>Standard deviation</text:p>
          </table:table-cell>
          <table:table-cell office:value-type="string" calcext:value-type="string">
            <text:p>2.382375675112587</text:p>
          </table:table-cell>
          <table:table-cell table:number-columns-repeated="2"/>
          <table:table-cell office:value-type="string" calcext:value-type="string">
            <text:p>Standard deviation</text:p>
          </table:table-cell>
          <table:table-cell office:value-type="string" calcext:value-type="string">
            <text:p>9.666289100305935</text:p>
          </table:table-cell>
          <table:table-cell table:number-columns-repeated="2"/>
          <table:table-cell office:value-type="string" calcext:value-type="string">
            <text:p>Standard deviation</text:p>
          </table:table-cell>
          <table:table-cell office:value-type="string" calcext:value-type="string">
            <text:p>2.722951632569576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All costs:</text:p>
          </table:table-cell>
          <table:table-cell office:value-type="string" calcext:value-type="string">
            <text:p>[0.016029825119837665, 0.056231080349092744, 0.05846543141498077, 0.13917383258003818, 0.4642357137997323, 0.11751969459585027, 2.8120161534816583, 0.4441788511930782, 0.18260370139693702, 0.4873943349601867, 0.8086697682372939, 0.0835451043689533, 0.07088933109423655, 0.008923630239896372, 6.869195360032412, 0.46521143143134114, 0.13440478118109267, 0.0731697208098106, 0.4810469439682395, 0.1842255184897098, 1.0715332627215666, 0.1049167999285987, 7.43102364381291, 0.47075415852757474, 0.11074886084645197, 0.5046666896204537, 0.12979261762812308, 0.24728262059216288, 0.32024378949615456, 0.07897409846727035, 4.21269838168577, 0.2716153687382681, 0.016196509726998626, 0.1128241943251082, 0.3994799522790865, 0.06701450671413206, 0.3727859267516278, 0.05983243668951069, 7.080326919099518, 0.7651602784309557, 0.09624468711719027, 0.03038913985968565, 0.4747223925563096, 0.13493397157327397, 0.11113069262419145, 0.14424121879093232, 1.855715739443395, 0.35018977489073, 0.02381219686127812, 0.071899358805734, 0.2004761098354656, 0.1920528725013385, 0.44779361694135883, 0.13745618087654754, 4.400307562451901, 0.5574484445606682, 0.027774234096793596, 0.14399547879990704, 0.6735506681732495, 0.11309320955565103, 0.1408533973847667, 0.06824528733950497, 3.488173933788153, 1.1263480417244893, 0.0879600680833098, 0.0773167076719837, 0.3670373073837929, 0.08989500771544176, 0.276060887547917, 0.04902843294776463, 3.89297541824355, 0.1780489530576826, 0.0691631884736135, 0.3717349058242012, 0.5027961292986232, 0.14033751104331854, 0.14150565472344895, 0.11693903763172171, 2.7927054800394266, 0.6357199944458748, 0.0465325276213623, 0.1813486592953485, 0.7611624830240326, 0.12051959939477944, 0.09501844685700495, 0.04350240813960861, 2.417424474185447, 0.023514333915344438, 0.018905464072474773, 0.14943225017404077, 0.47599031830027905, 0.12071240943477446, 0.2513201284712759, 0.004659511754820069, 3.303663395358038, 0.49518358337495094, 0.1250704499590679, 0.1078804614547274, 0.3585310385250209, 0.29110497923223355, 0.2783772551490906, 0.11505556618688789, 2.881712630671025, 0.5821459197431708, 0.14062509852951485, 0.15382894784893397, 0.42864362553802404, 0.12105762640727696, 0.31887372033355116, 0.04456430712454318, 3.502193336435022, 0.3109789661405078, 0.04568040204432888, 0.2695811256904951, 0.4093589483001139, 0.5909653935025048, 0.27906961007703535, 0.09183687835543261, 2.2632241990815376, 0.4291010555257584, 0.11518997763291186, 0.12186692473531524, 0.5052634797376501, 0.15250893279732347, 0.15018326008403354, 0.04819599752139889, 10.856177543465035, 0.5319398980848529, 0.19379894885447896, 1.0000838160123684, 0.20006012956199748, 0.05436766433011708, 0.035299395795697235, 0.18285958922351464, 5.1333519914554735, 0.34972988263699945, 0.1190781028585165, 0.28865910046863985, 0.7356200464517071, 0.036136293194857796, 0.08425182435021694, 0.06236696185823978, 3.2673791817124886, 0.7447949762016668, 0.156608093693014, 0.2066931563878983, 0.46742011923597715, 0.14621754160984513, 0.1772129289894907, 0.09063615772315695, 6.063291506868013, 0.3892002886118985, 0.0669240515166232, 0.07566615845669283, 0.4060441600248003, 0.07001014060294034, 0.22731681798881087, 0.03882121118971518, 4.666701932589634, 0.0782431827330761, 0.023891763486952794, 0.16138747993414626, 0.4316530263158108, 0.28391761169861895, 0.0467519829208044, 0.06842785288406941, 4.705620356811799, 0.14609852217331187, 0.2646567949326457, 0.29125730919715287, 0.7495720296111993, 0.03037000604681042, 0.3938888246384773, 0.015637368330054198, 2.642734704543461, 0.21878284631695466, 0.061193287541303015, 0.10651061359426861, 0.3182130458335715, 0.429077695796086, 0.17220349346587843, 0.044687789160703525, 0.48627679212813324, 0.1079191266968394, 0.06355412706307181, 0.15410526155797066, 0.3995935547486187, 0.3596576141274238, 0.22029707579466334, 0.16530713713684364, 4.4951632081879085, 0.6116354616412765, 0.007192189422378309, 0.12397956694343581, 0.1742127313110074, 0.0988565106395417, 0.20488319722194662, 0.12060235997100419, 5.279255588437197, 0.08436301474570834, 0.053941460604314664, 0.02856423524150762, 0.5238581792936663, 0.07591660318067175, 0.4610203415347685, 0.0939206378595151, 5.5326996063139875, 0.43382902080011787, 0.0828243541810028, 0.12863951426957426, 0.19484639934180067, 0.1647357231409906, 0.042616699848691625, 0.07185981374931788, 3.2312825274236, 0.8002201658372878, 0.05387243470524766, 0.3027969109439672, 0.25556319256332866, 0.039569133192198125, 0.3743720026276142, 0.07633113992986906, 3.1244668555849335, 0.05968339189280458, 0.04056553745682606, 0.05553245897839737, 0.5543198998607466, 0.03272288153249783, 0.1110871683991746, 0.0906909072837779, 3.1411407342897535, 0.5910214248150876, 0.2664436008459839, 0.09720247868827231, 0.6890948960073615, 0.3560755457975784, 0.17025191273253684, 0.21481479818679167, 2.3845435960968735, 0.23658747252974865]</text:p>
          </table:table-cell>
          <table:table-cell/>
          <table:table-cell office:value-type="string" calcext:value-type="string">
            <text:p>All costs:</text:p>
          </table:table-cell>
          <table:table-cell office:value-type="string" calcext:value-type="string">
            <text:p>[1.1890180450212093, 0.9116835910589738, 1.4911672167482712, 3.008864129019683, 0.6489563232605158, 0.15138868525510646, 12.084765742141899, 9.870313077650975, 1.9081503580684238, 1.13473296757812, 1.920746498620796, 1.9880417763091973, 0.16073284515381525, 0.3009364964957718, 6.782158089453201, 13.929874870407774, 4.515600527466205, 0.7670808671097189, 3.537997989430549, 1.3278635949838087, 2.9604524100295375, 0.6289878923406937, 7.503397557540184, 14.088064408559118, 3.0158465519420656, 0.955396770402341, 2.2214163900887645, 1.3717734604683463, 0.5372473625499037, 0.1782259478734184, 37.36490373461387, 10.035466852671025, 0.5949176074224665, 1.0025479117835512, 1.9593865608421885, 1.0738828419650255, 0.4629085039292936, 0.27574770275927396, 10.412221156518296, 7.94401167406612, 3.669295038434159, 1.0348264380251773, 4.599001356979558, 0.466653737170458, 0.6311665101724622, 0.5569889493739165, 14.003935704491278, 6.425458057707724, 1.1474206129516074, 0.5779415582233778, 1.0336107833859902, 2.1176489847686257, 3.1265690133231168, 0.7721877139083988, 5.611158928290961, 4.440817987355488, 1.1661765038606777, 1.371023346635532, 3.797422077593427, 1.7143482901951526, 0.9784434229093486, 0.5048165737959881, 16.597910031994367, 5.256237605605644, 0.2713972576673588, 0.8685929430541022, 10.352928301908742, 3.244566036825308, 0.5628300758272924, 0.3152326832288965, 11.689943874289181, 13.706525161771559, 3.055415963613795, 0.7162286976398387, 3.392402534618463, 1.1777131975703208, 1.4922286034261913, 0.39868745207992307, 7.5287587707175465, 7.304437303268038, 1.0178400946267452, 1.1585997131260153, 1.9959584964196306, 2.2038128847375287, 0.7326276944458623, 0.0180419811446801, 27.58172131443353, 7.8916259345920565, 2.2721364125121246, 1.0364437800311865, 4.264975754416884, 0.6164059055169586, 1.6387640363881815, 0.972413461480518, 9.214517275200064, 6.5634253106245275, 2.576479807455816, 0.9014003345437385, 0.832378209082127, 0.7022665756387985, 0.9307155988409717, 0.42607159671601, 11.435539096389501, 5.123001866049369, 1.8432513006027236, 1.0445903539909138, 3.6425926754971565, 0.7577614327643611, 0.2515815905775918, 0.14772567097641776, 6.334424564313283, 5.8286153536163186, 1.3561769194505064, 0.5012414434220209, 2.6454506136978155, 3.2279294418100397, 2.4973605004287194, 0.5996942032209793, 22.07227437670599, 3.6778036241388534, 2.4324182640753724, 1.028079545353279, 0.6019478723401924, 1.902774745151238, 2.9329554491769283, 0.45491855582556107, 31.106410080505256, 5.948606192086709, 2.66083228953439, 0.6072910242638274, 0.778010709762762, 1.491688572177429, 0.09304812754276937, 0.7407731493530236, 15.879449296278404, 9.243764208164581, 0.935000071936384, 1.2811811737085144, 3.2672745644259145, 0.4736509664561892, 0.7940860429083669, 0.49015600826502614, 16.681310696372766, 6.336755546646245, 0.985330781535602, 0.8905788772071266, 0.9770193030512102, 1.067276178104814, 0.13703612259283182, 0.38544561284756906, 15.304919263358615, 2.6550748532271857, 0.6018673675107519, 0.8681567256168483, 1.1481692213021897, 3.086761611902113, 0.5013405014577195, 0.6474874520243825, 17.082067997329894, 4.762395948126758, 1.7285182745449532, 0.6360535254405155, 4.096734523468331, 0.6500149393151624, 0.22022136861136105, 0.7389312476645666, 3.463298858849657, 7.673760370854602, 2.4149158879105395, 0.4075952202621943, 5.123709758776338, 1.1829105432585747, 0.22869719577529035, 0.3735677335532972, 2.8851403716223114, 12.803898867681829, 0.4539841955564724, 0.2819959858261246, 1.4379847693195273, 2.452313842284111, 0.3254719611001251, 1.6044239110912057, 12.637959559759022, 4.986434054334073, 4.204118269697298, 0.5748678205850895, 2.063347662599311, 2.152061252940137, 0.22007025407191427, 0.32468580904604516, 3.3407848957405193, 7.861397716538454, 1.2778533817931934, 0.5135868611270371, 1.00384948930365, 0.6941329248325183, 0.9728539808659149, 0.2772797298191203, 22.390086958795315, 6.928039362271013, 0.29512150783248403, 0.6721974676533014, 3.2386805022153577, 0.755299820660051, 3.201866144748746, 0.5928316167772247, 17.22878535441965, 9.64847820244236, 2.0504934239522603, 0.6343563568805577, 5.9503190936753185, 2.012664755890467, 0.1152035667527524, 0.15863047118255102, 16.598343350460386, 6.128260374944466, 1.219944875427025, 1.9631183549569764, 1.9159585514190147, 1.2298647106617158, 0.8949023540030239, 0.743817253914921, 8.20194691362627, 9.190029054994275, 0.9658590730238401, 1.0773411448338686, 1.227867986917868, 1.0259445843827613, 0.6627685081777945, 0.5816188767915209, 6.9072185167784355, 7.187553233930172, 2.5253749562661802, 0.5984997203106237, 1.4943616730673888, 1.3033888956639532, 1.7039558527137775, 0.20579169642257966, 4.081423681043843, 15.843998338247383]</text:p>
          </table:table-cell>
          <table:table-cell table:number-columns-repeated="2"/>
          <table:table-cell office:value-type="string" calcext:value-type="string">
            <text:p>All costs:</text:p>
          </table:table-cell>
          <table:table-cell office:value-type="string" calcext:value-type="string">
            <text:p>[4.2860858594649605, 2.2015199296222887, 3.996859598610712, 2.945137171101615, 2.59925221858518, 3.3129314280804607, 22.01822799314936, 7.770827903838889, 7.299651701400888, 1.3145310145806852, 3.777507595347897, 1.9290708441160742, 8.578410821041471, 1.5725826969534493, 128.79830355820775, 10.865116189989134, 2.1891990385641615, 2.608837993061673, 4.033934776156746, 4.61768331570179, 1.103708623888692, 2.229149312600122, 10.595268136678763, 6.768557524752483, 0.9332838944468524, 1.1813123474504734, 1.9750892080691487, 1.1122693083190422, 1.0847585693724842, 1.5667126332060302, 36.85510796477823, 7.950646696940758, 4.101692327471415, 1.4964320517094176, 3.2263375047496536, 1.8347146841422148, 2.0520634804106197, 0.9315503923110298, 13.447129267464872, 8.858681703188735, 1.6626934069229997, 1.5214671117754768, 1.8887944474750888, 1.5020039089080042, 7.84906158290557, 0.17528860908674782, 48.95927471762249, 4.117141765243196, 9.456901812862942, 1.2770179056499291, 1.2830741180656977, 1.7423792834128866, 3.7456488505324312, 0.9374713514120347, 7.2031068928362565, 5.039957140784915, 4.320419107051997, 1.9539101211460048, 3.416247344897977, 2.0116599298082263, 5.132095720376494, 1.128951635695865, 60.587716047897, 3.233629545970823, 3.7312685375674226, 1.4063403510321946, 3.3873811848320186, 2.9659880841554385, 3.689264640653793, 1.188923106884853, 17.811789086441543, 6.350515043792242, 3.5941428510348477, 1.7088095420619607, 2.762433569005711, 1.7324714498390588, 0.9889261756436505, 2.0028567110577504, 30.19109029839545, 8.751793085236361, 3.332042803474489, 4.611809126012198, 1.988849439828336, 0.8032165389995094, 14.83589546122912, 0.155594856548042, 41.71498121696042, 4.502553771350588, 3.8132751714316404, 5.124814507505946, 5.143228765743902, 1.024317024840993, 4.942776009432081, 0.11543278160808759, 40.339235838487625, 7.7695581807927425, 4.420798008777457, 3.7614414237598837, 1.8993634317417638, 3.2820761062774375, 3.721203258292893, 0.28366078747818, 108.69060909083292, 5.354007791729796, 4.836602683844502, 1.99311238925271, 1.8333995926082283, 2.7854547624393597, 3.8596268298339558, 6.664526342121061, 24.955375979324863, 6.806013823984696, 1.419142738187466, 1.7717536478744518, 0.6812669999106531, 2.5755699220049633, 1.6703801950110737, 1.2421004317642923, 17.32078197270078, 5.443795567365445, 5.986070719230339, 3.761458847252218, 3.0577826407749336, 0.6715951141386718, 3.813124146928234, 1.172019932063463, 23.111165795502643, 6.744120851637261, 4.313645043635602, 0.4100726569465418, 1.9433814456598806, 1.740715305841321, 2.570964230036008, 0.38977006126171876, 24.20956657194846, 5.919662736498679, 4.016470520831181, 3.106977431753707, 0.8476119442490648, 3.04927417444503, 7.913645972603511, 4.0319797994513635, 82.84725433930168, 4.90078219233505, 4.638662373571998, 1.0766785082934076, 1.1681661991854753, 1.5493790396635214, 1.6406773905803553, 0.4292937083261992, 9.73008252858268, 5.875039232407843, 4.715356260887315, 2.479206147344983, 1.0469917882648117, 5.924029749778457, 2.7488666949567335, 0.3968122974318993, 37.82372245943434, 6.521049086782703, 5.0455280877406725, 2.2844384204693533, 1.5864968706477915, 1.9237623441522729, 2.3432712688365895, 0.7620728271838819, 39.54695501274385, 6.381003858565476, 6.116846018108719, 3.71600199838047, 0.5789823802898127, 1.968512377064358, 6.305512360576246, 0.7157209890027993, 24.115252464715923, 6.086261426917472, 3.247613748354194, 0.7579341932053283, 2.2433545866485334, 1.3927065910062408, 0.632361912962105, 0.09449353688523648, 43.65356772213991, 5.0915710905388565, 6.142044281020077, 1.57622500072983, 1.8482177248470282, 1.4807605242566728, 15.737019869446385, 0.8581449529301528, 13.15734850246336, 7.537609766182655, 2.4887389683482284, 1.3030034666798724, 0.8731338622898948, 1.3348401936352383, 5.72296550998518, 1.0227606489378247, 35.38338563856746, 5.709065003891977, 2.339454064487944, 3.797565748695521, 2.2379026961371142, 1.9122002396798106, 3.296529346105621, 2.472133344577461, 10.795010886138103, 11.452101247097248, 3.3227266421123627, 1.107677917345098, 6.483828437451062, 2.1369703121388524, 7.287574628167842, 1.620304136597258, 37.91611537890649, 6.693294315318703, 2.604566688466586, 2.1070852282291446, 1.9275203979096691, 3.73638228902497, 1.323528426935179, 0.5949231562521877, 11.96782378031106, 6.5416718231468565, 4.073281408589629, 2.6830743255617566, 1.6546973218620478, 7.340228960367478, 3.146635210677891, 1.3075145340176464, 180.6917974578263, 8.684336696841653, 0.6625260069778891, 1.4908169911614646, 1.1862249818577246, 1.334210281146647, 1.872287931284681, 0.6965684154905301, 12.146703652219557, 6.276766097184822]</text:p>
          </table:table-cell>
          <table:table-cell table:number-columns-repeated="2"/>
          <table:table-cell office:value-type="string" calcext:value-type="string">
            <text:p>All costs:</text:p>
          </table:table-cell>
          <table:table-cell office:value-type="string" calcext:value-type="string">
            <text:p>[0.8436050796145892, 0.37854261697612035, 1.7408245218253224, 2.513434924826736, 0.12559506639622026, 0.26773271712075164, 4.106722270935722, 5.480263794840004, 1.6172653280958893, 0.3037907337681833, 3.6257228525816885, 1.475079206691357, 0.9306146036946008, 0.18389845392646847, 2.17255156890501, 3.2604124355006165, 1.0952410580770695, 0.5645827973616342, 11.67885181042204, 3.582284430566016, 0.23987820989365857, 0.10816954034582948, 1.3713139541162525, 5.801975960093242, 0.6175075168889499, 0.46689233277416986, 8.007786482560512, 1.1478315250095985, 0.5677500675265656, 0.2636872600985166, 1.8201218154924144, 9.659459435351218, 0.25476458778955235, 0.36098935503784124, 5.763777616541385, 1.3400192422028487, 0.342847525438039, 0.3829917745984479, 1.8647392356465202, 4.949291794001507, 0.7514708104155658, 0.33855091755016964, 1.9713594121834537, 0.9872368694196814, 0.15746698791117497, 0.04804160591346972, 2.7984129206949464, 5.582808507923281, 0.31907052493546967, 0.6236040495329493, 3.4575208856470985, 3.514184816197874, 0.4184728217772158, 0.2852281985689372, 1.5325397278789081, 2.8802364335264787, 0.2606386344941796, 0.6718869317861337, 1.3820300888668733, 0.6417956208189959, 0.36122423637322537, 0.21519335702071446, 4.119470297627396, 6.813369284216423, 0.8543080112806023, 0.24669912582691622, 1.5061954963769364, 4.944231517237627, 0.3135817133697919, 0.13236727791966424, 2.3646821956679465, 5.769048185343886, 0.20387817920630746, 0.48546254655755194, 11.611450130665787, 2.6785023176508336, 1.4803902868410104, 0.10368600568858986, 1.9696233527319196, 7.104369770315968, 1.3880133815026912, 0.3346853784742021, 4.407783600015565, 2.789448918857758, 0.6007354630730134, 0.11313828859840748, 2.765785779798171, 4.682017211750557, 0.5254798291027578, 0.22262101048186603, 8.918353242314291, 1.244194401045368, 0.24918804191407495, 0.1308082758960925, 6.295411542196896, 7.522086841071998, 0.8958221274657778, 0.892880099973258, 1.9131329556223942, 1.8097025177223247, 0.5662651013621771, 0.13970091789820643, 3.1915658966172464, 10.658342635815433, 0.5722504721943558, 0.3944468646534248, 5.5298768342859015, 0.8560010249615233, 0.3663675115742339, 0.2005652420841761, 3.002303256822588, 6.064222880747463, 0.9934029145190129, 0.4312255485146568, 1.2364339193798828, 1.070934290205105, 0.1647803161271867, 0.12076145436092693, 2.992995601139378, 4.590471135138178, 0.53135438888896, 0.20956100007851475, 1.7111485871059475, 1.6711149813215505, 0.20226497892304757, 0.1758520987557704, 1.983910290257926, 6.834840352100983, 1.3146631144113647, 0.34332875253113293, 3.086382571407948, 0.8150517542947893, 0.5912233640195823, 0.29616994052509715, 2.796718899731956, 3.820773718828379, 1.3820489099790096, 0.2577459410665446, 4.502296841036786, 2.553310090568223, 0.27032856349126944, 0.39811382621043034, 4.268294869257158, 3.026461631757427, 0.10613730476143052, 0.9729981826223355, 8.359874389280808, 2.1662383765091264, 2.1304881704560423, 0.17634633474741912, 1.975874802260022, 3.3936729737486306, 0.3935417040817666, 0.5367078475173862, 2.3400448905044793, 2.683764134538449, 0.12155116713670838, 0.16442831469185068, 2.1143873991639563, 2.5199767200930574, 1.248456443770698, 0.5973068712022034, 3.2113683760302343, 0.8917227479285761, 0.2383141718995383, 0.18216645783268448, 2.378610603729394, 4.558213339239402, 0.39791995065838526, 0.69779454322321, 1.4995683857233764, 0.4953833330734565, 0.35314774095088725, 0.14998351537541285, 5.275884776040051, 5.5762459885498465, 0.39144370002788487, 0.3470115340275547, 11.776717121838322, 2.1814270329310306, 0.20327217274558226, 0.3190880561143651, 3.0443012079256198, 3.6973597551860244, 0.6920331488127502, 0.48313271340047925, 2.3761423372381762, 1.984108694809695, 0.7715080791867255, 0.031877257656381636, 2.5440333972944886, 7.230371323003647, 0.2118439949097218, 0.5308213984014992, 2.548734591823258, 2.1315849126566464, 0.15184015085658553, 0.029861866066685727, 1.5941876359101754, 3.9809887268479915, 0.5220232298019374, 0.311550644781734, 1.3215684174352258, 4.328688973201682, 1.9235188587499463, 0.10873291370261395, 3.1779051828198286, 9.711466249785559, 0.7954046738165668, 0.8942127753585827, 5.002735592469307, 4.988041092642537, 2.7825006995010435, 0.15191100455898154, 2.376001411057483, 4.244072773736464, 0.9375935606425556, 0.2350378499752992, 3.933233109964937, 1.5664456598403635, 0.716207610904525, 0.07363696312202567, 1.7750021612040805, 2.7847506524206445, 0.5717444667593653, 0.20766366275093298, 2.080404779335079, 0.866708364244825, 0.8312450360644879, 0.1336662968601969, 1.9876550125939225, 7.687606784872367, 0.7871931130840908, 0.25613867342327507, 2.602816631103144, 0.3782977219373135, 0.4870296133074778, 0.20493251495999998, 3.8116764216799224, 3.357902650706963]</text:p>
          </table:table-cell>
          <table:table-cell table:number-columns-repeated="2"/>
          <table:table-cell office:value-type="string" calcext:value-type="string">
            <text:p>All costs:</text:p>
          </table:table-cell>
          <table:table-cell office:value-type="string" calcext:value-type="string">
            <text:p>[0.9519384824737398, 4.816001058796951, 1.465050002973306, 1.1597468770530726, 22.94223817372175, 2.5359298316039443, 2.00814357173876, 23.279197412227738, 1.8065003654550313, 4.810510960132791, 1.3260497782390503, 0.9605137098697087, 36.153082318273356, 3.735809273709118, 2.9307976771903794, 17.184610278700163, 1.4139545944172274, 3.7728489503662255, 3.8973753544763365, 1.4092285177147499, 6.647506194217088, 1.4330670808417652, 2.2427661710445483, 21.88855665296834, 4.160125316342693, 2.8356444141778687, 2.6531632772626987, 2.8246172145570885, 13.69084125539928, 1.740561194760339, 3.0282493599401814, 20.61412978795432, 1.9270044764439564, 2.7604772722596884, 2.285187007875967, 12.577958757139132, 30.07164764427703, 0.5312615784433785, 3.079018121639149, 16.234577171684258, 1.915743687434576, 3.5063225718835422, 2.657866568629531, 2.8285876543426482, 30.935391140298236, 4.686550724531241, 2.854694803885763, 20.521628567050072, 1.6609595486291875, 5.729614169421858, 2.507020107901607, 1.3170508588296292, 24.247435490107144, 0.41127108405760815, 2.649171806450957, 20.795797636142254, 3.123654349376519, 5.831418977823295, 1.551329780690728, 7.588744278314046, 22.53602731158827, 3.283801146170532, 2.4402266567213124, 19.060072566488188, 1.7095730963361193, 3.0952578911191098, 1.9917017196999012, 4.295822125615023, 22.144062856681085, 1.202930470693132, 2.594219324253278, 8.128900526679585, 2.261259590312938, 3.019113286054133, 2.5784414321697042, 1.9838508950495584, 42.1561566129664, 0.7167882198310849, 2.346005529536922, 18.180612317226874, 3.663289986315746, 2.465376142602658, 1.801135007614267, 1.7583581136682076, 22.161293976022574, 1.9656073797031839, 2.917161091313506, 16.404461348172216, 2.3303097102680232, 2.734162747503894, 2.3656408263742428, 3.6836783338645684, 21.277180949989962, 2.813252096166373, 2.144076482753346, 10.921020670196391, 1.4478138838354049, 3.4322019311704466, 0.7517105687302696, 5.6835844673959, 42.6596425790849, 0.5036702556776373, 2.4201292843989934, 21.424185726663914, 1.7013208200701513, 4.372550825640154, 2.1420270376096653, 2.6273547539569497, 27.50993091407903, 1.1739849021833142, 2.499972797424883, 19.048216648001894, 1.5449891578069264, 3.9477904405831907, 2.4647926484713127, 1.8060025916834723, 30.80814683166416, 0.21046849176781998, 2.94782029158882, 10.603753004581872, 0.8591933029344887, 2.0154656897323986, 2.2639803868356485, 1.7204763061348678, 18.977235468236398, 0.2350363393424073, 1.550518956061012, 23.96647050568029, 1.178378717034061, 4.0340961551566075, 1.300680343594962, 1.081971945073945, 33.74438269953242, 6.888263518940359, 1.5563436979359762, 17.66270955024267, 1.4105353606566935, 4.078138801017271, 1.3405701204614606, 4.891565202475974, 33.486321878813015, 0.4015287380657283, 1.7527138383880785, 32.50424948101928, 3.2758611647954616, 3.1983400199781093, 4.062797492072146, 0.9654973635946951, 24.642651714274304, 0.16035603930892361, 2.4959881079923734, 11.035360772331092, 2.4392184189487667, 3.894298169487879, 3.141028799611376, 0.8022813212404868, 40.63749418234135, 4.415752459412915, 2.529027470677068, 15.392251263353051, 22.850127315060657, 2.300061370559008, 1.5312575959315122, 2.33980639653058, 3.8381035565406174, 0.8922406848725644, 2.6471151496365763, 30.346022022018403, 1.611858684156286, 3.3481512923534655, 5.106248281501212, 2.617091166188798, 19.585531492815107, 0.6134086401968202, 1.981277837253275, 20.768487920657563, 0.7869517673441477, 3.650028167746167, 0.9916245526407075, 1.5844566213356284, 16.61831534355889, 0.5376446430886812, 2.646393187075472, 24.15253160103287, 2.9444398225509856, 6.673176531913451, 2.4301199056580502, 2.176582798690939, 3.1210713271615065, 3.7862415003206378, 1.5031691788165005, 5.910053133557276, 2.41421849921719, 7.090094433642719, 1.8638379505414693, 5.274791464709574, 17.940055288189143, 7.482159278664382, 2.758916027246213, 36.40930750540029, 1.8825260171338938, 4.548187024079888, 2.972242743220999, 2.1175424610525377, 31.274641196037138, 2.957405538829839, 2.4592109178718693, 20.311225032118216, 1.6638703821168375, 2.238304086877066, 1.775807231958863, 0.5798182860084953, 22.641851228688225, 1.1153239332869138, 1.379008940381694, 14.00096882930962, 4.590654007942379, 6.527802222564197, 1.6198472366275631, 1.0055257438739806, 22.450039634919865, 0.6806601688777623, 2.2408294367567176, 19.352423948027514, 1.4836357166061171, 3.182103387066551, 1.2292259516044493, 3.56680647311799, 35.56644143736182, 2.089257439959419, 2.63504212663785, 26.795028173950875, 2.070934851560655, 2.814955669233532, 1.8040097901941246, 2.285788254425674, 3.968201360104234, 1.5315828315326203, 3.6232157887785483, 18.66241790126099]</text:p>
          </table:table-cell>
          <table:table-cell table:number-columns-repeated="2"/>
          <table:table-cell office:value-type="string" calcext:value-type="string">
            <text:p>All costs:</text:p>
          </table:table-cell>
          <table:table-cell office:value-type="string" calcext:value-type="string">
            <text:p>[0.6007010206457783, 1.0407208829789982, 0.8936894399555362, 1.556314037607799, 0.24903795834024434, 0.12244313157489417, 3.4483721644497214, 2.8151751259673317, 1.674160681820374, 1.008330415395598, 3.0068308003603383, 0.45363702221007896, 0.38052107189223483, 0.04499450947835394, 5.857622780719785, 9.355003839741876, 0.8907217828007314, 0.7749477057639971, 2.2437445290917433, 2.0814477163021152, 0.6901955392744694, 0.08026058555802684, 1.9717299732396851, 13.18626745347012, 0.6325274756096102, 0.6454523161699249, 0.821882188355912, 0.4326359189388418, 4.27447683115765, 0.6435540100945008, 3.3709851275815286, 5.510607778261793, 0.9276456917342433, 1.331759878262583, 2.8906967431718567, 2.143884165025962, 4.767416304029771, 0.05007970780400299, 4.860355240912839, 10.04903779007366, 0.8733637216480403, 1.4487208831551548, 2.5293014235045375, 0.5065885974477093, 1.5528310506553187, 0.018047800492633957, 2.9889793848106345, 7.946389735323349, 3.396944693356504, 0.8492704812776037, 2.035729035270595, 1.0536711108927788, 0.5733774812685416, 0.1442365580450414, 4.269747594320557, 11.765019679285444, 0.9162254197964459, 1.8738046555762686, 3.122964448412534, 0.44092201204117876, 0.2555147626760709, 0.22919107791596272, 4.381003076064155, 3.988980724672202, 0.7098431854020915, 0.9593304158181122, 1.2832002673031229, 1.0251494461035051, 0.8251900746480649, 0.12332068374067295, 2.81593467237247, 5.608994170944337, 1.2047023767560328, 1.2444805815755293, 1.7033103421320561, 1.5815734306147862, 0.2652267891892055, 0.018531772424008105, 2.787145675800959, 9.862682785956933, 0.7705851447854803, 1.1038555632353515, 5.638599403276187, 0.5219129974363848, 3.4809853937774182, 0.2763695763460907, 4.035230393499597, 4.3143539368681125, 0.8683499208299921, 1.7263212887415609, 0.6524448233418129, 1.522354609973391, 0.48114485579930505, 0.09388001603712687, 4.232741773094954, 10.538760398108113, 0.801258995604974, 1.253956533436581, 1.7673454570589593, 2.4057459968699, 0.263658848699325, 0.2666526701818983, 4.825447960178054, 3.0850325712041915, 1.0095594970806512, 1.4997062913862191, 3.6150721693693066, 1.2946704956586017, 1.0406713292665088, 0.31661490093991196, 3.925924246766056, 13.154941250550124, 3.424185366555081, 0.7257201562318825, 2.693476181048462, 1.5372971012665948, 0.57668152499484, 0.08653457222102123, 4.604599252759551, 4.332496178321533, 0.8984687733561096, 1.0433101483341636, 1.499455427875081, 1.9992983103722706, 2.213034759151835, 0.12407832264656349, 4.0204274854312105, 9.988019204985582, 0.3352427301591041, 1.3314598193615192, 2.786349400857545, 1.0730825328167555, 0.36598604595801376, 0.1499135842063546, 1.639995630188194, 5.523108234035431, 1.2314920911090734, 1.9487143472520527, 1.252006283656164, 1.075192114457646, 2.81890268236104, 0.15257290954701458, 1.9489869307261443, 4.378937082994563, 0.4378295401223925, 1.4535074746742755, 1.3189766886476395, 2.380675082352896, 0.5240008134874745, 0.5521978101024492, 3.111420862438184, 2.052459018936557, 1.0697924752572376, 1.135904083989632, 1.5036415923627566, 1.0857320493524405, 0.7588536006040407, 0.11027541497190368, 14.243988842746884, 4.409513942829492, 0.5919373141619408, 1.5376706574614962, 1.9029751401817623, 1.2247203084939988, 0.2678015594179621, 0.35865802552925985, 1.8024448895285734, 6.662329649468271, 1.6770860073582403, 1.5625443476704275, 0.7770966183011712, 0.9200311160829835, 4.10067634547992, 0.16102003800516232, 2.8984082708602705, 7.787749237642158, 1.2879423929238603, 1.3201477951264735, 5.732050556955183, 1.1201414819000681, 0.43329835806886025, 0.17768965299091133, 1.9733504353271507, 10.210569562628928, 0.812188490872968, 0.7833877122464323, 1.2540014027959374, 0.7619484370147247, 1.7052112339752665, 0.19870690254009715, 2.7435541386207176, 6.990513521878157, 1.242337716746944, 1.1420807263711081, 1.216452996049295, 0.9976672984725978, 0.41214262637526444, 0.049557965768697004, 5.529151381381724, 9.305311416931154, 0.3794886294518756, 1.2574794100684266, 2.9676283645464143, 3.2276503620669965, 4.70948067072754, 0.10094597976937414, 3.5369922238798983, 13.132571237964799, 1.7884101554567349, 1.0122197517401066, 1.1921269686835887, 2.9017295900159827, 6.708692756235819, 0.012456785969033893, 4.0533034360260505, 8.344599433517233, 0.7597860147761004, 1.249390690778353, 0.7520542184355977, 0.9086421388947661, 1.5604688353548903, 0.03915741834203931, 1.221301191878805, 4.891135048802881, 0.9383966944097917, 0.9448189048967865, 3.0137520274062237, 0.7581700049106739, 2.7168905475192178, 0.12542614655112716, 1.269435674262055, 6.977051875444431, 0.9844890916284619, 0.6610105139387416, 8.439253241199873, 0.48513560232729236, 0.6041431537536558, 0.3793498594693038, 3.2147391095957234, 6.746643875051593]</text:p>
          </table:table-cell>
          <table:table-cell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ew simulated dataset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Original Test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oise</text:p>
          </table:table-cell>
          <table:table-cell/>
          <table:table-cell office:value-type="string" calcext:value-type="string">
            <text:p>Guassian 1</text:p>
          </table:table-cell>
          <table:table-cell office:value-type="string" calcext:value-type="string">
            <text:p>Yaw unif -5;5</text:p>
          </table:table-cell>
          <table:table-cell office:value-type="string" calcext:value-type="string">
            <text:p>Yaw unif -2;2</text:p>
          </table:table-cell>
          <table:table-cell office:value-type="string" calcext:value-type="string">
            <text:p>Yaw unif -0.5;0.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ean Cost</text:p>
          </table:table-cell>
          <table:table-cell/>
          <table:table-cell office:value-type="string" calcext:value-type="string">
            <text:p>0.7230521316773267</text:p>
          </table:table-cell>
          <table:table-cell office:value-type="string" calcext:value-type="string">
            <text:p>0.3625013058849075</text:p>
          </table:table-cell>
          <table:table-cell office:value-type="string" calcext:value-type="string">
            <text:p>0.3251808090739255</text:p>
          </table:table-cell>
          <table:table-cell office:value-type="string" calcext:value-type="string">
            <text:p>0.61659706650502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ndard deviation</text:p>
          </table:table-cell>
          <table:table-cell/>
          <table:table-cell office:value-type="string" calcext:value-type="string">
            <text:p>1.4914715027895458</text:p>
          </table:table-cell>
          <table:table-cell office:value-type="string" calcext:value-type="string">
            <text:p>0.6011583918775708</text:p>
          </table:table-cell>
          <table:table-cell office:value-type="string" calcext:value-type="string">
            <text:p>0.3396737425566243</text:p>
          </table:table-cell>
          <table:table-cell office:value-type="string" calcext:value-type="string">
            <text:p>0.8601322374868662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/>
          <table:table-cell office:value-type="string" calcext:value-type="string">
            <text:p>All samples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[0.016029825119837665, 0.056231080349092744, 0.05846543141498077, 0.13917383258003818, 0.4642357137997323, 0.11751969459585027, 2.8120161534816583, 0.4441788511930782, 0.18260370139693702, 0.4873943349601867, 0.8086697682372939, 0.0835451043689533, 0.07088933109423655, 0.008923630239896372, 6.869195360032412, 0.46521143143134114, 0.13440478118109267, 0.0731697208098106, 0.4810469439682395, 0.1842255184897098, 1.0715332627215666, 0.1049167999285987, 7.43102364381291, 0.47075415852757474, 0.11074886084645197, 0.5046666896204537, 0.12979261762812308, 0.24728262059216288, 0.32024378949615456, 0.07897409846727035, 4.21269838168577, 0.2716153687382681, 0.016196509726998626, 0.1128241943251082, 0.3994799522790865, 0.06701450671413206, 0.3727859267516278, 0.05983243668951069, 7.080326919099518, 0.7651602784309557, 0.09624468711719027, 0.03038913985968565, 0.4747223925563096, 0.13493397157327397, 0.11113069262419145, 0.14424121879093232, 1.855715739443395, 0.35018977489073, 0.02381219686127812, 0.071899358805734, 0.2004761098354656, 0.1920528725013385, 0.44779361694135883, 0.13745618087654754, 4.400307562451901, 0.5574484445606682, 0.027774234096793596, 0.14399547879990704, 0.6735506681732495, 0.11309320955565103, 0.1408533973847667, 0.06824528733950497, 3.488173933788153, 1.1263480417244893, 0.0879600680833098, 0.0773167076719837, 0.3670373073837929, 0.08989500771544176, 0.276060887547917, 0.04902843294776463, 3.89297541824355, 0.1780489530576826, 0.0691631884736135, 0.3717349058242012, 0.5027961292986232, 0.14033751104331854, 0.14150565472344895, 0.11693903763172171, 2.7927054800394266, 0.6357199944458748, 0.0465325276213623, 0.1813486592953485, 0.7611624830240326, 0.12051959939477944, 0.09501844685700495, 0.04350240813960861, 2.417424474185447, 0.023514333915344438, 0.018905464072474773, 0.14943225017404077, 0.47599031830027905, 0.12071240943477446, 0.2513201284712759, 0.004659511754820069, 3.303663395358038, 0.49518358337495094, 0.1250704499590679, 0.1078804614547274, 0.3585310385250209, 0.29110497923223355, 0.2783772551490906, 0.11505556618688789, 2.881712630671025, 0.5821459197431708, 0.14062509852951485, 0.15382894784893397, 0.42864362553802404, 0.12105762640727696, 0.31887372033355116, 0.04456430712454318, 3.502193336435022, 0.3109789661405078, 0.04568040204432888, 0.2695811256904951, 0.4093589483001139, 0.5909653935025048, 0.27906961007703535, 0.09183687835543261, 2.2632241990815376, 0.4291010555257584, 0.11518997763291186, 0.12186692473531524, 0.5052634797376501, 0.15250893279732347, 0.15018326008403354, 0.04819599752139889, 10.856177543465035, 0.5319398980848529, 0.19379894885447896, 1.0000838160123684, 0.20006012956199748, 0.05436766433011708, 0.035299395795697235, 0.18285958922351464, 5.1333519914554735, 0.34972988263699945, 0.1190781028585165, 0.28865910046863985, 0.7356200464517071, 0.036136293194857796, 0.08425182435021694, 0.06236696185823978, 3.2673791817124886, 0.7447949762016668, 0.156608093693014, 0.2066931563878983, 0.46742011923597715, 0.14621754160984513, 0.1772129289894907, 0.09063615772315695, 6.063291506868013, 0.3892002886118985, 0.0669240515166232, 0.07566615845669283, 0.4060441600248003, 0.07001014060294034, 0.22731681798881087, 0.03882121118971518, 4.666701932589634, 0.0782431827330761, 0.023891763486952794, 0.16138747993414626, 0.4316530263158108, 0.28391761169861895, 0.0467519829208044, 0.06842785288406941, 4.705620356811799, 0.14609852217331187, 0.2646567949326457, 0.29125730919715287, 0.7495720296111993, 0.03037000604681042, 0.3938888246384773, 0.015637368330054198, 2.642734704543461, 0.21878284631695466, 0.061193287541303015, 0.10651061359426861, 0.3182130458335715, 0.429077695796086, 0.17220349346587843, 0.044687789160703525, 0.48627679212813324, 0.1079191266968394, 0.06355412706307181, 0.15410526155797066, 0.3995935547486187, 0.3596576141274238, 0.22029707579466334, 0.16530713713684364, 4.4951632081879085, 0.6116354616412765, 0.007192189422378309, 0.12397956694343581, 0.1742127313110074, 0.0988565106395417, 0.20488319722194662, 0.12060235997100419, 5.279255588437197, 0.08436301474570834, 0.053941460604314664, 0.02856423524150762, 0.5238581792936663, 0.07591660318067175, 0.4610203415347685, 0.0939206378595151, 5.5326996063139875, 0.43382902080011787, 0.0828243541810028, 0.12863951426957426, 0.19484639934180067, 0.1647357231409906, 0.042616699848691625, 0.07185981374931788, 3.2312825274236, 0.8002201658372878, 0.05387243470524766, 0.3027969109439672, 0.25556319256332866, 0.039569133192198125, 0.3743720026276142, 0.07633113992986906, 3.1244668555849335, 0.05968339189280458, 0.04056553745682606, 0.05553245897839737, 0.5543198998607466, 0.03272288153249783, 0.1110871683991746, 0.0906909072837779, 3.1411407342897535, 0.5910214248150876, 0.2664436008459839, 0.09720247868827231, 0.6890948960073615, 0.3560755457975784, 0.17025191273253684, 0.21481479818679167, 2.3845435960968735, 0.23658747252974865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st 2</text:p>
          </table:table-cell>
          <table:table-cell office:value-type="string" calcext:value-type="string">
            <text:p>[0.22671437162137342, 0.2997025290803439, 0.20115330663853664, 0.2705867214771559, 0.4734800692211071, 0.1357288952221029, 1.0204778670213153, 0.05183607520006713, 0.3184285355581525, 0.41164361923568904, 0.07380766448153382, 0.03425589494014604, 0.03995664480315571, 0.11039616006906802, 0.12766331415631316, 0.05241609646778844, 0.06016090714913916, 0.5296213137155199, 6.755570048246495, 0.11376283555773353, 0.814395370301848, 0.13487425073238363, 0.0980564184620335, 0.1267791755255297, 0.6760325046278002, 0.3686817519833575, 3.96067951905772, 0.26267032247766176, 0.2536316614062628, 0.08180219564392313, 0.45652913372260495, 0.07807163853747397, 0.060484416356179044, 0.3663000825068936, 0.41073632821306705, 0.1216425040184139, 0.537022439867868, 0.11365270562976493, 0.11672727775335567, 0.02051472151151043, 0.05507461171862403, 0.40045161932152773, 0.3505526826503667, 0.14506137408748224, 0.6217499051924666, 0.07131712452783967, 0.1372269427629801, 0.17241902264422884, 0.26382263983710297, 0.14118098336169382, 0.3924170901717421, 0.2111633793848951, 0.8977025692182342, 0.04955990235931981, 0.06000205896193039, 0.07378269338027302, 0.08060648985090257, 0.412788707016423, 1.5930907359520203, 0.1316623038020171, 0.1378457669826218, 0.2525736198012542, 2.264581680692365, 0.025473256518529636, 0.1758148320830316, 0.2656759018052316, 0.29400839700541387, 0.09712658103061804, 0.3591151448934724, 0.3609898296889821, 0.4522432485412555, 0.08722185646878444, 0.21326928498831121, 0.3311851941587137, 0.4264058636818171, 0.029574826948764385, 0.7447488388092278, 0.10406602315135136, 0.366500560101792, 0.20332346763293296, 0.9696450283181337, 0.5762275845295872, 0.3229151088539872, 0.20495458739776334, 0.21611184920823123, 0.040285917693545226, 0.6020494492202593, 0.09618625068587255, 0.3122286948015548, 0.5388920076315895, 0.5016275057496625, 0.013027934604723582, 0.701531348767456, 0.10888806348781807, 0.1936676396940405, 0.10709504475182352, 0.42411245451893054, 0.4748161446630603, 0.17264461991497349, 0.1305531492205455, 0.77345161548418, 0.24114622348529202, 0.2184218992515674, 0.0640708975159685, 0.14446216887472157, 0.3835446561557929, 0.4224126921395108, 0.08946894046244741, 1.0591107942169118, 0.08189245456311323, 0.44447032845389867, 0.08138857389813442, 0.22113026845089756, 0.5316426192392453, 0.5043796607199722, 0.09523992755834844, 0.1643003633535847, 0.07469572841748573, 0.6098818104442143, 0.14672189210686526, 0.16847966696216632, 0.49470462517892244, 0.10232178660732338, 0.04866387325655108, 0.10119697825276394, 0.1567559178092495, 0.5857714294756318, 0.06793889354797963, 0.27150440256233255, 0.4075316662231352, 0.23515334598893134, 0.15114185917080825, 0.5883894082672949, 0.1742053689034978, 0.5054995984271691, 0.21502459011874364, 0.09968066536482888, 0.4654580227341818, 2.5537559770465066, 0.2066385916331918, 0.22705438376758494, 0.11834671363320806, 1.540696957724733, 0.053499803057578954, 0.1647005025135339, 0.4685375796021821, 0.29246007351917414, 0.13010796843570827, 0.7757214774710697, 0.3194902474208675, 0.1661908428696855, 0.21628296038347583, 0.13157513263269655, 0.21652765821843278, 1.411077444208026, 0.2584512530798555, 0.22493404508336967, 0.2795245272464914, 0.19850073589564854, 0.0740929431229056, 0.17142118238468357, 0.30404080758974894, 0.4158210008295198, 0.09531295750420299, 0.5297659194994725, 0.04410530272086889, 0.0928313706276282, 0.2074364079252652, 0.21394027089830014, 0.1785658778671324, 0.31320465660981067, 0.06527721074570382, 1.2170067827188402, 0.15331891840362233, 0.1133472258283858, 0.08464134361214509, 0.02288186932086783, 0.8274101189764012, 0.2718980076018164, 0.3712394552028876, 0.6708456426888705, 0.09011601550795867, 0.16307476455474157, 0.06531543585063426, 0.4537044444832432, 0.260528411767865, 2.8387700160336937, 0.145136048163241, 0.9585302348328699, 0.20064525694580598, 0.12105610536570155, 0.0681810737602182, 0.03715038408546724, 0.3578446486123177, 0.25717272815795644, 0.1725941459028768, 0.6453468671828471, 0.10798623187495099, 0.2696398195509625, 0.09355459368001229, 0.040891028200547644, 0.6036374591023019, 0.6165003648173897, 0.07657036773354264, 0.4234639175468646, 0.017736622329406135, 0.1401453287535857, 0.18848539845643708, 0.15299533105388047, 0.5072106328087265, 0.18568765715166302, 0.11088401712918591, 0.5456691045979196, 0.13997849997537187, 0.3977976450834084, 0.10172343936482547, 1.295408590159076, 0.3112138525889332, 0.28103301611968523, 0.50991501705918, 0.22149264953386405, 0.11091097436675855, 0.23539586109235422, 0.07340692124881887, 0.13522310274116855, 0.6305720566195627, 0.4571361476998079, 0.2531998435159847, 0.34164342816987026, 0.253343014500975, 0.3036590777119408, 0.14450936960579364, 0.3258440783495056, 0.22056537774614227, 0.3790974819182249, 0.07181978340227207, 0.47216531865832423, 0.03431396199669856, 0.11671748352321126, 0.15478251876693622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st 3</text:p>
          </table:table-cell>
          <table:table-cell office:value-type="string" calcext:value-type="string">
            <text:p>[0.33011347814344943, 0.9757915684639742, 0.47661887751302745, 0.07213023446141109, 0.5041833151805569, 0.1559032611681137, 0.0936657968087935, 0.05958978197597889, 0.1015913922692468, 0.6118358720186339, 0.4158014149612347, 0.853822267682383, 0.2665780157278037, 0.24828654516348703, 0.03570132853731872, 0.04701488668292138, 0.24397811458006613, 0.9352138346299499, 0.2075339828413718, 0.2020521544739083, 0.21162079449913018, 0.19434914149572646, 0.03194306121831106, 0.21395175241231712, 0.27411869238151193, 0.6578084429873801, 0.44803145059327243, 0.10396637657259539, 0.5782093024933744, 0.136744402966963, 0.07187392151854044, 0.029756079750398512, 0.26997494557891644, 0.866424643734476, 0.43771959630129126, 0.16607803210664168, 0.2281349932244749, 0.10062432641797331, 0.10465398003832321, 0.029874265154806706, 0.31122114917159094, 1.5427182303155194, 0.5091644972451662, 0.14429153443015558, 0.47778664383805414, 0.22713559563406405, 0.1293161215639605, 0.10400874566089657, 0.3573163711178535, 1.4157842489027588, 0.4026427164818668, 0.10664661589311719, 0.6236386511616585, 0.05391779278200026, 0.14053109778964212, 0.00639861591549346, 0.25516916808612206, 0.8474998247193932, 0.30888624967870437, 0.09626950923127342, 0.5273028618887612, 0.07076283716862491, 0.042486738564785145, 0.3375861319148885, 0.1397669304623888, 0.5357012614172785, 0.5055419065444442, 0.06192794182720185, 0.3493419691423182, 0.15843300683011052, 0.11784737273884838, 0.06692195549648622, 0.10216117581970519, 0.46109311994605706, 0.4069224578422138, 0.11927916745799291, 0.7993702916490097, 0.1589466826985334, 0.19251954408721428, 0.12374332245472847, 0.2599357376275459, 0.7616414505908551, 0.4822375287823131, 0.10368014926831509, 0.045665379327010716, 0.16079815932280656, 0.13589147370570648, 0.13868313944967442, 0.23918041372560433, 0.6239578804178953, 0.20481093312884202, 0.21766794912065462, 0.3960811811451965, 0.10156371142664583, 0.1356175392715564, 0.07766399996437118, 0.08724465409977064, 0.47207570343527805, 0.906803169331395, 0.08914289059320496, 0.5245669553470338, 0.164862631311096, 0.08911997874508867, 0.08571305946883762, 0.5109751225606527, 1.0379905742719397, 0.3875400807252566, 0.0970563515313064, 0.04641923448715897, 0.06830179452271401, 0.17773363644533968, 0.09839355921456011, 0.15193492410444823, 0.5024176382475598, 0.23030473969728482, 0.11254128979942751, 0.4123562112662094, 0.10833882672202327, 0.15316673992891483, 0.14214701790142675, 0.21953528137311729, 1.164654190599654, 0.05147156108747508, 0.08433919658895037, 0.25531500022468634, 0.10037109544389577, 0.1609255365855345, 0.08501519428948073, 0.23620622755754045, 0.5900069792933884, 0.4869335068421464, 0.06540123817304894, 0.507797919059396, 0.24883518940598037, 0.19545999800366326, 0.019872754527035994, 0.3839916582486598, 1.241045613748665, 0.7249804242623878, 0.08113921883976309, 0.7990442285982201, 0.23222857801532742, 0.3718500141383384, 0.055513203039334505, 0.16322578437165047, 0.9395894548239676, 1.003470833991205, 0.02355050713842699, 0.1663527755165786, 0.15693807999395426, 0.06733970409883261, 0.01016745058836295, 0.06088955111531533, 1.3610191765477135, 0.2345901635191803, 0.22398036189229104, 0.3424991851788897, 0.04094333338955966, 0.049489067755167974, 0.18954074891806866, 0.11961771231417934, 1.150314991449362, 0.44030293944751137, 0.1416706232190858, 0.9461268561438827, 0.13923155515338348, 0.1357269158414991, 0.04316055006047734, 0.058985506890868566, 0.7208874741480114, 0.3081614887049489, 0.10367347586151804, 0.30064631340295067, 0.08743357005924074, 0.015720255447699186, 0.09475369148353474, 0.12993029621166585, 0.9297987485857466, 0.39212843662877045, 0.15282443358510261, 0.8359501850900041, 0.1415360210978473, 0.22972045777817207, 0.17415888335358298, 0.6544619825103684, 0.661945383545087, 0.45299789775982724, 0.09000708622040327, 0.28816962076378305, 0.1774102973636814, 0.08685320555254855, 0.07375914763448074, 0.09772133966565462, 0.7777679680029319, 0.673500602904433, 0.1453591325412657, 0.6549982154304236, 0.1019214808529582, 0.17405322115071162, 0.10603765370937268, 0.2612690330843577, 0.8366294268338039, 0.38815838095703403, 0.14864234939405402, 0.9003471012120673, 0.12957110117532689, 0.134792435472884, 0.4362299985033913, 0.14995264870279473, 0.4999117284230816, 0.5547550427908381, 0.05756932274714319, 0.14823633302397993, 0.06290823842618734, 0.11838493828180147, 0.03992531039770819, 0.27641618379417954, 0.9941344828458281, 0.21371917426704956, 0.04066883578237562, 1.179041417787618, 0.24803640869204058, 0.1784641060695527, 0.10739575164986082, 0.0874040353337588, 1.437518947234032, 2.430000537840157, 0.5164460675466469, 0.0205576017338904, 0.2837885138169328, 0.22102933174574002, 0.10347364849259494, 0.033028706427717144, 0.9546451310320139, 0.42489208768195863, 0.10335341776667384, 0.4662763269551217, 0.21045515049538333, 0.11381565030448598, 0.05311587833431883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st 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-00-0000</text:date>, <text:time style:data-style-name="N2" text:time-value="15:46:54.616083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7:26:29.784284256</meta:creation-date>
    <meta:generator>LibreOffice/6.0.7.3$Linux_X86_64 LibreOffice_project/00m0$Build-3</meta:generator>
    <dc:date>2020-06-08T21:57:48.578492469</dc:date>
    <meta:editing-duration>PT1H53M13S</meta:editing-duration>
    <meta:editing-cycles>3</meta:editing-cycles>
    <meta:document-statistic meta:table-count="2" meta:cell-count="152" meta:object-count="0"/>
  </office:meta>
</office:document-meta>
</file>